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1" svg:font-family="'WenQuanYi Micro 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top="0in" fo:margin-bottom="0.0598in"/>
    </style:style>
    <style:style style:name="P2" style:family="paragraph" style:parent-style-name="Standard">
      <style:paragraph-properties fo:margin-top="0.0402in" fo:margin-bottom="0in"/>
    </style:style>
    <style:style style:name="P3" style:family="paragraph" style:parent-style-name="Standard" style:list-style-name="L1"/>
    <style:style style:name="P4" style:family="paragraph" style:parent-style-name="Standard" style:list-style-name="L2"/>
    <style:style style:name="P5" style:family="paragraph" style:parent-style-name="Standard">
      <style:paragraph-properties fo:margin-top="0in" fo:margin-bottom="0.0598in"/>
    </style:style>
    <style:style style:name="P6" style:family="paragraph" style:parent-style-name="Standard" style:list-style-name="L3">
      <style:paragraph-properties fo:margin-top="0in" fo:margin-bottom="0.0598in"/>
    </style:style>
    <style:style style:name="P7" style:family="paragraph" style:parent-style-name="Standard" style:list-style-name="L4">
      <style:paragraph-properties fo:margin-top="0in" fo:margin-bottom="0.0598in"/>
    </style:style>
    <style:style style:name="P8" style:family="paragraph" style:parent-style-name="Standard" style:list-style-name="L6">
      <style:paragraph-properties fo:margin-top="0in" fo:margin-bottom="0.0598in"/>
    </style:style>
    <style:style style:name="T1" style:family="text">
      <style:text-properties style:font-name="Times New Roman"/>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pitch="variable" style:font-charset="x-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y modern and widely spread object-oriented programming languages have a strictly focus on their classes. Subtyping and subclassing are strongly coupled together and restrict the programmer to the language paradigm. Often they do not support full covariance of the return type and contravariance of the parameter types respectively. Further parametric polymorphism, also known as generic programming, is a new feature in well known languages (Java since 2004 and .NET since 2006).</text:p>
      <text:p text:style-name="P1">However, research has shown different approaches and extensions for languages with a greater expressiveness such as F-bounded subtyping or a generalization of subtyping called matching. In this thesis, a prototypical object-oriented language will be designed with special focus on its type system.</text:p>
      <text:p text:style-name="P1">This work will include:</text:p>
      <text:list xml:id="list1907846315" text:style-name="L3">
        <text:list-item>
          <text:p text:style-name="P6">A formal definition of the O-O language</text:p>
        </text:list-item>
        <text:list-item>
          <text:p text:style-name="P6">Its parser and type checker</text:p>
        </text:list-item>
        <text:list-item>
          <text:p text:style-name="P6">A translation of source code into a high-level language like Java.</text:p>
        </text:list-item>
      </text:list>
      <text:p text:style-name="P1">The type system of the language will supports the following characteristics:</text:p>
      <text:list xml:id="list415298515" text:style-name="L4">
        <text:list-item>
          <text:p text:style-name="P7">Matching</text:p>
        </text:list-item>
        <text:list-item>
          <text:p text:style-name="P7">Decoupling of subtyping and subclassing.</text:p>
        </text:list-item>
      </text:list>
      <text:p text:style-name="P1">Other interesting characteristics such as </text:p>
      <text:list xml:id="list600789229" text:style-name="L6">
        <text:list-item>
          <text:p text:style-name="P8">Matching as F-bounded subtyping</text:p>
        </text:list-item>
        <text:list-item>
          <text:p text:style-name="P8">Higher-order functions aka closures</text:p>
        </text:list-item>
      </text:list>
      <text:p text:style-name="P1">are optional objectives of this prototypical programming languag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1" svg:font-family="'WenQuanYi Micro He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1" style:font-size-asian="14pt" style:font-weight-asian="bold" style:font-name-complex="Lohit Hindi"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uben Bär</meta:initial-creator>
    <meta:creation-date>2011-01-26T20:17:33</meta:creation-date>
    <dc:date>2011-02-18T00:03:36</dc:date>
    <dc:creator>Olivier Biberstein</dc:creator>
    <meta:editing-duration>P1DT2H42M8S</meta:editing-duration>
    <meta:editing-cycles>28</meta:editing-cycles>
    <meta:generator>OpenOffice.org/3.2$Unix OpenOffice.org_project/320m12$Build-9483</meta:generator>
    <meta:document-statistic meta:table-count="0" meta:image-count="0" meta:object-count="0" meta:page-count="1" meta:paragraph-count="13" meta:word-count="185" meta:character-count="1239"/>
  </office:meta>
</office:document-meta>
</file>